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22" calcext:value-type="float">
            <text:p>67.1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9992" calcext:value-type="float">
            <text:p>66.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5016" calcext:value-type="float">
            <text:p>67.5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7736" calcext:value-type="float">
            <text:p>66.4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3928" calcext:value-type="float">
            <text:p>68.0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26" calcext:value-type="float">
            <text:p>66.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7228" calcext:value-type="float">
            <text:p>67.7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4568" calcext:value-type="float">
            <text:p>69.3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63502</text:p>
          </table:table-cell>
          <table:table-cell office:value-type="string" calcext:value-type="string">
            <text:p>Coburn Quad</text:p>
          </table:table-cell>
          <table:table-cell office:value-type="string" calcext:value-type="string">
            <text:p>2008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0168" calcext:value-type="float">
            <text:p>64.5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